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0F39ADE8ACB81FD2C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7cm, 0.724cm, 1.601cm, 0.91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749cm" svg:height="5.999cm" svg:x="3.25cm" svg:y="11cm">
          <draw:image xlink:href="Pictures/10000000000001E0000000F39ADE8ACB81FD2C1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9-24T11:35:30.473026913</dc:date>
    <meta:editing-duration>PT1M8S</meta:editing-duration>
    <meta:editing-cycles>1</meta:editing-cycles>
    <meta:generator>LibreOffice/7.0.4.2$Linux_X86_64 LibreOffice_project/00$Build-2</meta:generator>
    <meta:document-statistic meta:object-count="1"/>
  </office:meta>
</office:document-meta>
</file>